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top="0.847cm" fo:margin-bottom="0cm" loext:contextual-spacing="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Text_20_body_20_indent">
      <style:paragraph-properties fo:margin-left="1.834cm" fo:margin-right="0cm" fo:line-height="100%" fo:text-indent="-0.988cm" style:auto-text-indent="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494cm" fo:margin-bottom="0.494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494cm" fo:margin-bottom="0.494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494cm" fo:margin-bottom="0.494cm" loext:contextual-spacing="false" fo:text-indent="1.976cm" style:auto-text-indent="false">
        <style:tab-stops>
          <style:tab-stop style:position="15.452cm"/>
        </style:tab-stops>
      </style:paragraph-properties>
    </style:style>
    <style:style style:name="P9"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5.452cm"/>
        </style:tab-stops>
      </style:paragraph-properties>
    </style:style>
    <style:style style:name="P10"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905cm"/>
          <style:tab-stop style:position="15.452cm"/>
        </style:tab-stops>
      </style:paragraph-properties>
    </style:style>
    <style:style style:name="P11"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2" style:family="paragraph" style:parent-style-name="Standard">
      <style:paragraph-properties fo:text-align="center" style:justify-single-word="false"/>
      <style:text-properties style:font-name="標楷體" fo:font-size="18pt" style:font-name-asian="標楷體" style:font-size-asian="18pt"/>
    </style:style>
    <style:style style:name="P13"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5" style:family="paragraph" style:parent-style-name="Standard">
      <style:paragraph-properties fo:margin-top="0.847cm" fo:margin-bottom="0.847cm" loext:contextual-spacing="false" fo:text-align="justify" fo:text-align-last="justify" style:justify-single-word="true">
        <style:tab-stops>
          <style:tab-stop style:position="15.452cm"/>
        </style:tab-stops>
      </style:paragraph-properties>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國立交通大學工學院碩士在職專班精密與自動化工程學程</text:p>
      <text:p text:style-name="P12">研究生敦請碩士論文指導教授協議書（共同）</text:p>
      <text:p text:style-name="P1"><text:span text:style-name="T1">國立交通大學工學院碩士在職專班（以下稱「交大」）精密與自動化工程學程研究生<text:tab/></text:span><text:span text:style-name="T3"> <text:s text:c="13"/></text:span><text:span text:style-name="T1"><text:s/>（以下稱「本人」）敦請</text:span><text:span text:style-name="T3"> <text:s text:c="13"/></text:span><text:span text:style-name="T1">教授為碩士論文指導教授，本人願遵守下列規定：</text:span></text:p>
      <text:p text:style-name="P3">一、論文研究期間非特殊理由不得更換指導教授，更換指導教授須經原指導教授書面同意，並向交大報備。</text:p>
      <text:p text:style-name="P13">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4">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9"><text:span text:style-name="T6">指導教授：<text:tab/> (簽章)<text:tab/></text:span></text:p>
      <text:p text:style-name="P10"><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5"><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24:00</meta:creation-date>
    <dc:date>2016-07-20T14:18:07.029000000</dc:date>
    <meta:print-date>2010-10-06T15:22:00</meta:print-date>
    <meta:editing-cycles>9</meta:editing-cycles>
    <meta:editing-duration>PT6M14S</meta:editing-duration>
    <meta:generator>LibreOffice/5.1.4.2$Windows_x86 LibreOffice_project/f99d75f39f1c57ebdd7ffc5f42867c12031db97a</meta:generator>
    <meta:document-statistic meta:table-count="0" meta:image-count="0" meta:object-count="0" meta:page-count="1" meta:paragraph-count="16" meta:word-count="535" meta:character-count="630" meta:non-whitespace-character-count="535"/>
  </office:meta>
</office:document-meta>
</file>